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2e1" officeooo:paragraph-rsid="001902e1"/>
    </style:style>
    <style:style style:name="P2" style:family="paragraph" style:parent-style-name="Standard">
      <style:paragraph-properties>
        <style:tab-stops>
          <style:tab-stop style:position="16.113cm"/>
        </style:tab-stops>
      </style:paragraph-properties>
      <style:text-properties officeooo:rsid="001902e1" officeooo:paragraph-rsid="001902e1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fo:font-weight="bold" officeooo:rsid="001b26f3" officeooo:paragraph-rsid="001b26f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8pt" fo:font-weight="bold" officeooo:rsid="001b26f3" officeooo:paragraph-rsid="001b26f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5pt" fo:font-weight="normal" officeooo:rsid="001b2792" officeooo:paragraph-rsid="001b279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5pt" fo:font-weight="normal" officeooo:rsid="001fcd51" officeooo:paragraph-rsid="001fcd5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07531"/>
    </style:style>
    <style:style style:name="T1" style:family="text">
      <style:text-properties style:text-position="0% 100%" fo:font-size="15pt" fo:font-weight="normal" officeooo:rsid="00207531" style:font-size-asian="13.1000003814697pt" style:font-weight-asian="normal" style:font-size-complex="15pt" style:font-weight-complex="normal"/>
    </style:style>
    <style:style style:name="T2" style:family="text">
      <style:text-properties officeooo:rsid="0021b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io POLETTI<text:tab/>2°4</text:p>
      <text:p text:style-name="P1">Gabrien ROUSSEAU <text:span text:style-name="T2">qui ne sert à rien !!!! (humour)</text:span></text:p>
      <text:p text:style-name="P1">Léonard DUCHEMIN</text:p>
      <text:p text:style-name="P1">Lily VITALE</text:p>
      <text:p text:style-name="P1">Swann LIEGEOIS</text:p>
      <text:p text:style-name="P1"/>
      <text:p text:style-name="P3">Politique des pays difficiles</text:p>
      <text:p text:style-name="P4"/>
      <text:p text:style-name="P5">Afrique : 12 % (en moyenne) des élus locaux sont de femmes</text:p>
      <text:p text:style-name="P5">MAIS dans pluri pays inférieur à 1 %</text:p>
      <text:p text:style-name="P5">=&gt; pour ça les femmes doivent se battre contre les clichés mentalités et parfois centre d’autres femmes.</text:p>
      <text:p text:style-name="P5"/>
      <text:p text:style-name="P6">Éducation difficile &amp; encore + pour les femmes =&gt; moins de femmes en politique</text:p>
      <text:p text:style-name="P6"/>
      <text:p text:style-name="P7"><text:span text:style-name="T1">Il y a une mentalité (présente encore plus en Afrique) qui dit que les femmes doivent rester à la maison. </text:span>« <text:span text:style-name="Emphasis">En Afrique, votre place, c’est dans la cuisine ! </text:span>» 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2:22:52.878000000</meta:creation-date>
    <dc:date>2020-10-09T13:05:47.276000000</dc:date>
    <meta:editing-duration>PT29M48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1" meta:word-count="104" meta:character-count="570" meta:non-whitespace-character-count="476"/>
  </office:meta>
</office:document-meta>
</file>